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aa73" officeooo:paragraph-rsid="000faa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at_Hire_A2_WRONG_a_14.xml:21: element Res_Sailor: Schemas validity error : Element 'Res_Sailor': Duplicate key-sequence ['sa777'] in unique identity-constraint 'R_Sailor'.</text:p>
      <text:p text:style-name="P1"/>
      <text:p text:style-name="P1"/>
      <text:p text:style-name="P1">Boat_Hire_A2_WRONG_a_14.xml:55: element Reserves: Schemas validity error : Element 'Reserves': Duplicate key-sequence ['2014-03-23'] in unique identity-constraint 'uni_date'.</text:p>
      <text:p text:style-name="P1"/>
      <text:p text:style-name="P1"/>
      <text:p text:style-name="P1">Boat_Hire_A2_WRONG_a_14.xml:43: element Marina: Schemas validity error : Element 'Marina': Duplicate key-sequence ['pn'] in key identity-constraint 'key_MarinaId'.</text:p>
      <text:p text:style-name="P1"/>
      <text:p text:style-name="P1">Boat_Hire_A2_WRONG_a_14.xml:136: element Sailor: Schemas validity error : Element 'Sailor': Duplicate key-sequence ['sa999'] in key identity-constraint 'key_SailorId'.</text:p>
      <text:p text:style-name="P1"/>
      <text:p text:style-name="P1">Boat_Hire_A2_WRONG_a_14.xml:153: element Grade: Schemas validity error : Element 'Grade': Duplicate key-sequence ['A'] in key identity-constraint 'key_GradeId'.</text:p>
      <text:p text:style-name="P1"/>
      <text:p text:style-name="P1">Boat_Hire_A2_WRONG_a_14.xml:136: Schemas validity error : Element 'Sailor': No match found for key-sequence ['sv'] of keyref 'r_grade'.</text:p>
      <text:p text:style-name="P1"/>
      <text:p text:style-name="P1">Boat_Hire_A2_WRONG_a_14.xml:24: Schemas validity error : Element 'Res_Sailor': No match found for key-sequence ['b515'] of keyref 'r_sail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6:19.476808400</meta:creation-date>
    <dc:date>2014-04-01T19:15:30.206544457</dc:date>
    <meta:editing-duration>PT18M50S</meta:editing-duration>
    <meta:editing-cycles>1</meta:editing-cycles>
    <meta:document-statistic meta:table-count="0" meta:image-count="0" meta:object-count="0" meta:page-count="1" meta:paragraph-count="7" meta:word-count="112" meta:character-count="1111" meta:non-whitespace-character-count="1006"/>
    <meta:generator>LibreOffice/4.2.1.1$Linux_X86_64 LibreOffice_project/d7dbbd7842e6a58b0f521599204e827654e1fb8b</meta:generator>
  </office:meta>
</office:document-meta>
</file>